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7" style:family="table">
      <style:table-properties style:width="8.003cm" table:align="margins" style:shadow="none"/>
    </style:style>
    <style:style style:name="Table7.A" style:family="table-column">
      <style:table-column-properties style:column-width="5.001cm" style:rel-column-width="2835*"/>
    </style:style>
    <style:style style:name="Table7.B" style:family="table-column">
      <style:table-column-properties style:column-width="1.799cm" style:rel-column-width="1020*"/>
    </style:style>
    <style:style style:name="Table7.C" style:family="table-column">
      <style:table-column-properties style:column-width="1.203cm" style:rel-column-width="682*"/>
    </style:style>
    <style:style style:name="Table7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199cm" fo:border="0.002cm solid #000000"/>
    </style:style>
    <style:style style:name="Table7.A2" style:family="table-cell">
      <style:table-cell-properties fo:padding="0.199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7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8" style:family="table">
      <style:table-properties style:width="7.997cm" table:align="margins" style:shadow="none"/>
    </style:style>
    <style:style style:name="Table8.A" style:family="table-column">
      <style:table-column-properties style:column-width="5.001cm" style:rel-column-width="2835*"/>
    </style:style>
    <style:style style:name="Table8.B" style:family="table-column">
      <style:table-column-properties style:column-width="1.799cm" style:rel-column-width="1020*"/>
    </style:style>
    <style:style style:name="Table8.C" style:family="table-column">
      <style:table-column-properties style:column-width="1.198cm" style:rel-column-width="679*"/>
    </style:style>
    <style:style style:name="Table8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199cm" fo:border="0.002cm solid #000000"/>
    </style:style>
    <style:style style:name="Table8.A2" style:family="table-cell">
      <style:table-cell-properties fo:padding="0.199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Arial" fo:font-weight="bold" style:font-weight-asian="bold" style:font-weight-complex="bold"/>
    </style:style>
    <style:style style:name="P18" style:family="paragraph">
      <style:paragraph-properties fo:text-align="center"/>
      <style:text-properties style:font-name="Arial" fo:font-size="12pt" fo:font-weight="bold" style:font-name-complex="Ari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2pt" fo:font-weight="bold" style:font-weight-asian="bold" style:font-name-complex="Arial" style:font-weight-complex="bold"/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- 2010-11-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9" draw:style-name="gr3" draw:text-style-name="P17" svg:width="2.991cm" svg:height="1.8cm" svg:x="12.181cm" svg:y="0.044cm"><text:p text:style-name="P16"><text:span text:style-name="T2">Project</text:span></text:p><text:p text:style-name="P16"><text:span text:style-name="T2">Role</text:span></text:p></draw:rect><draw:rect text:anchor-type="paragraph" draw:z-index="11" draw:style-name="gr3" draw:text-style-name="P17" svg:width="2.991cm" svg:height="1.8cm" svg:x="18.161cm" svg:y="0.044cm"><text:p text:style-name="P16"><text:span text:style-name="T2">Project</text:span></text:p><text:p text:style-name="P16"><text:span text:style-name="T2">Invitation</text:span></text:p></draw:rect></text:p>
      <text:p text:style-name="P1"><draw:line text:anchor-type="paragraph" draw:z-index="12" draw:style-name="gr1" draw:text-style-name="P16" svg:x1="15.171cm" svg:y1="0.453cm" svg:x2="18.161cm" svg:y2="0.453cm"><text:p/></draw:line><draw:rect text:anchor-type="paragraph" draw:z-index="1" draw:style-name="gr2" draw:text-style-name="P16" svg:width="0.495cm" svg:height="0.495cm" svg:x="17.667cm" svg:y="0.175cm"><text:p/></draw:rect></text:p>
      <text:p text:style-name="P1"/>
      <text:p text:style-name="P1"><draw:line text:anchor-type="paragraph" draw:z-index="4" draw:style-name="gr1" draw:text-style-name="P16" svg:x1="13.642cm" svg:y1="0.383cm" svg:x2="13.642cm" svg:y2="5.781cm"><text:p/></draw:line><draw:line text:anchor-type="paragraph" draw:z-index="14" draw:style-name="gr1" draw:text-style-name="P16" svg:x1="19.639cm" svg:y1="0.383cm" svg:x2="19.639cm" svg:y2="2.182cm"><text:p/></draw:line><draw:rect text:anchor-type="paragraph" draw:z-index="13" draw:style-name="gr2" draw:text-style-name="P16" svg:width="0.495cm" svg:height="0.495cm" svg:x="19.396cm" svg:y="0.383cm"><text:p/></draw:rect></text:p>
      <text:p text:style-name="P1"/>
      <text:p text:style-name="P1"/>
      <text:p text:style-name="P1"><draw:rect text:anchor-type="paragraph" draw:z-index="3" draw:style-name="gr2" draw:text-style-name="P16" svg:width="0.495cm" svg:height="0.495cm" svg:x="13.4cm" svg:y="0.228cm"><text:p/></draw:rect></text:p>
      <text:p text:style-name="P1"><draw:rect text:anchor-type="paragraph" draw:z-index="7" draw:style-name="gr3" draw:text-style-name="P17" svg:width="2.991cm" svg:height="1.8cm" svg:x="12.181cm" svg:y="0.235cm"><text:p text:style-name="P16"><text:span text:style-name="T2">Project</text:span><text:span text:style-name="T2"><text:line-break/></text:span><text:span text:style-name="T2">Member</text:span></text:p></draw:rect><draw:rect text:anchor-type="paragraph" draw:z-index="8" draw:style-name="gr3" draw:text-style-name="P17" svg:width="2.991cm" svg:height="1.8cm" svg:x="18.161cm" svg:y="0.235cm"><text:p text:style-name="P16"><text:span text:style-name="T2">Project</text:span></text:p></draw:rect></text:p>
      <text:p text:style-name="P1"><draw:rect text:anchor-type="paragraph" draw:z-index="5" draw:style-name="gr2" draw:text-style-name="P16" svg:width="0.495cm" svg:height="0.495cm" svg:x="15.171cm" svg:y="0.393cm"><text:p/></draw:rect></text:p>
      <text:p text:style-name="P1"><draw:line text:anchor-type="paragraph" draw:z-index="6" draw:style-name="gr1" draw:text-style-name="P16" svg:x1="15.171cm" svg:y1="0.157cm" svg:x2="18.161cm" svg:y2="0.157cm"><text:p/></draw:line></text:p>
      <text:p text:style-name="P1"/>
      <text:p text:style-name="P1"><draw:rect text:anchor-type="paragraph" draw:z-index="2" draw:style-name="gr2" draw:text-style-name="P16" svg:width="0.495cm" svg:height="0.495cm" svg:x="13.4cm" svg:y="0.086cm"><text:p/></draw:rect></text:p>
      <text:p text:style-name="P1"/>
      <text:p text:style-name="P1"/>
      <text:p text:style-name="P1"><draw:rect text:anchor-type="paragraph" draw:z-index="10" draw:style-name="gr3" draw:text-style-name="P17" svg:width="2.991cm" svg:height="1.8cm" svg:x="12.181cm" svg:y="0.425cm"><text:p text:style-name="P16"><text:span text:style-name="T2">User</text:span></text:p></draw:rect><draw:rect text:anchor-type="paragraph" draw:z-index="15" draw:style-name="gr3" draw:text-style-name="P17" svg:width="2.991cm" svg:height="1.8cm" svg:x="6.202cm" svg:y="0.425cm"><text:p text:style-name="P16"><text:span text:style-name="T2">User_</text:span></text:p><text:p text:style-name="P16"><text:span text:style-name="T2">Activation</text:span></text:p></draw:rect><draw:rect text:anchor-type="paragraph" draw:z-index="16" draw:style-name="gr3" draw:text-style-name="P17" svg:width="2.991cm" svg:height="1.8cm" svg:x="18.161cm" svg:y="0.425cm"><text:p text:style-name="P18"><text:span text:style-name="T3">User_</text:span></text:p><text:p text:style-name="P18"><text:span text:style-name="T3">Reset</text:span></text:p><text:p text:style-name="P18"><text:span text:style-name="T3">Password</text:span></text:p></draw:rect></text:p>
      <text:p text:style-name="P1"/>
      <text:p text:style-name="P1"><draw:line text:anchor-type="paragraph" draw:z-index="0" draw:style-name="gr1" draw:text-style-name="P16" svg:x1="9.192cm" svg:y1="0.347cm" svg:x2="18.161cm" svg:y2="0.34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_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9">Firts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 <text:span text:style-name="T1">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I</text:p>
                </table:table-cell>
                <table:table-cell table:style-name="Table2.C2" office:value-type="float" office:value="5">
                  <text:p text:style-name="P6">5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_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9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9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Project_member_id</text:p>
                </table:table-cell>
                <table:table-cell table:style-name="Table4.A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User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role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_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Invit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User_Activation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_role_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_invitation_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6">Code ****</text:p>
                </table:table-cell>
                <table:table-cell table:style-name="Table6.A2" office:value-type="string">
                  <text:p text:style-name="P6">C</text:p>
                </table:table-cell>
                <table:table-cell table:style-name="Table6.C2" office:value-type="float" office:value="32">
                  <text:p text:style-name="P6">32</text:p>
                </table:table-cell>
              </table:table-row>
              <table:table-row>
                <table:table-cell table:style-name="Table6.A2" office:value-type="string">
                  <text:p text:style-name="P8">Project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8">Project_role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4">Activation_id</text:p>
                </table:table-cell>
                <table:table-cell table:style-name="Table7.A1" office:value-type="string">
                  <text:p text:style-name="P6">N</text:p>
                </table:table-cell>
                <table:table-cell table:style-name="Table7.C1" office:value-type="string">
                  <text:p text:style-name="P6">I</text:p>
                </table:table-cell>
              </table:table-row>
              <table:table-row>
                <table:table-cell table:style-name="Table7.A2" office:value-type="string">
                  <text:p text:style-name="P6">Code <text:span text:style-name="T1">****</text:span></text:p>
                </table:table-cell>
                <table:table-cell table:style-name="Table7.A2" office:value-type="string">
                  <text:p text:style-name="P6">VC</text:p>
                </table:table-cell>
                <table:table-cell table:style-name="Table7.C2" office:value-type="float" office:value="32">
                  <text:p text:style-name="P6">32</text:p>
                </table:table-cell>
              </table:table-row>
              <table:table-row>
                <table:table-cell table:style-name="Table7.A2" office:value-type="string">
                  <text:p text:style-name="P6">Created <text:span text:style-name="T1">***</text:span></text:p>
                </table:table-cell>
                <table:table-cell table:style-name="Table7.A2" office:value-type="string">
                  <text:p text:style-name="P6">D</text:p>
                </table:table-cell>
                <table:table-cell table:style-name="Table7.C3" office:value-type="string">
                  <text:p text:style-name="P6">TS</text:p>
                </table:table-cell>
              </table:table-row>
            </table:table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5">User_ResetPasswor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4">User_id</text:p>
                </table:table-cell>
                <table:table-cell table:style-name="Table8.A1" office:value-type="string">
                  <text:p text:style-name="P6">N</text:p>
                </table:table-cell>
                <table:table-cell table:style-name="Table8.C1" office:value-type="string">
                  <text:p text:style-name="P6">I</text:p>
                </table:table-cell>
              </table:table-row>
              <table:table-row>
                <table:table-cell table:style-name="Table8.A2" office:value-type="string">
                  <text:p text:style-name="P9">Firts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Last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Email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9">Resetcod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">
                  <text:p text:style-name="P6">10</text:p>
                </table:table-cell>
              </table:table-row>
              <table:table-row>
                <table:table-cell table:style-name="Table8.A2" office:value-type="string">
                  <text:p text:style-name="P6">User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Streetadress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Postalcode</text:p>
                </table:table-cell>
                <table:table-cell table:style-name="Table8.A2" office:value-type="string">
                  <text:p text:style-name="P6">I</text:p>
                </table:table-cell>
                <table:table-cell table:style-name="Table8.C2" office:value-type="float" office:value="5">
                  <text:p text:style-name="P6">5</text:p>
                </table:table-cell>
              </table:table-row>
              <table:table-row>
                <table:table-cell table:style-name="Table8.A2" office:value-type="string">
                  <text:p text:style-name="P6">Hometown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30">
                  <text:p text:style-name="P6">130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4"/>
          </table:table-cell>
        </table:table-row>
      </table:table>
      <text:p text:style-name="P2"/>
      <text:p text:style-name="P2">* Index Unique ** Allow Null *** Default CURRENT_TIMESTAMP() **** Unique MD5 Hash / Index Un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3T14:29:35</meta:creation-date>
    <dc:date>2010-11-25T11:15:13</dc:date>
    <meta:editing-duration>PT08H07M31S</meta:editing-duration>
    <meta:editing-cycles>57</meta:editing-cycles>
    <meta:generator>NeoOffice/3.1.2$Unix OpenOffice.org_project/Patch 1</meta:generator>
    <meta:document-statistic meta:table-count="8" meta:image-count="0" meta:object-count="0" meta:page-count="3" meta:paragraph-count="115" meta:word-count="140" meta:character-count="681"/>
  </office:meta>
</office:document-meta>
</file>